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F2000000C9ACBA32DBFD5F6582.eps" manifest:media-type="image/x-eps"/>
  <manifest:file-entry manifest:full-path="Pictures/10000001000002990000010D91FD5F3949206F70.png" manifest:media-type="image/png"/>
  <manifest:file-entry manifest:full-path="Pictures/20000002000001F2000000C9E91F613364F3FEDA.eps" manifest:media-type="image/x-eps"/>
  <manifest:file-entry manifest:full-path="Pictures/10000001000002990000010DBE6C4215E2A2B091.png" manifest:media-type="image/png"/>
  <manifest:file-entry manifest:full-path="Pictures/20000002000001F2000000C92754320D2697B8D0.eps" manifest:media-type="image/x-eps"/>
  <manifest:file-entry manifest:full-path="Pictures/10000001000002990000010DCFC1A1E1155204B6.png" manifest:media-type="image/png"/>
  <manifest:file-entry manifest:full-path="Pictures/10000001000002990000010D8E1D33594E2A7905.png" manifest:media-type="image/png"/>
  <manifest:file-entry manifest:full-path="Pictures/20000002000001F2000000C9E0520815E7BDDBDB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HGLGY</text:p>
          </draw:text-box>
        </draw:frame>
        <draw:frame draw:style-name="gr1" draw:text-style-name="P1" draw:layer="layout" svg:width="17.567cm" svg:height="7.09cm" svg:x="4.572cm" svg:y="4.052cm">
          <draw:image xlink:href="Pictures/20000002000001F2000000C9E0520815E7BDDBDB.eps" xlink:type="simple" xlink:show="embed" xlink:actuate="onLoad" draw:mime-type="image/x-svm">
            <text:p/>
          </draw:image>
          <draw:image xlink:href="Pictures/10000001000002990000010D8E1D33594E2A7905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GLGY</text:p>
          </draw:text-box>
        </draw:frame>
        <draw:frame draw:style-name="gr1" draw:text-style-name="P1" draw:layer="layout" svg:width="17.567cm" svg:height="7.09cm" svg:x="4.572cm" svg:y="4.34cm">
          <draw:image xlink:href="Pictures/20000002000001F2000000C92754320D2697B8D0.eps" xlink:type="simple" xlink:show="embed" xlink:actuate="onLoad" draw:mime-type="image/x-svm">
            <text:p/>
          </draw:image>
          <draw:image xlink:href="Pictures/10000001000002990000010DBE6C4215E2A2B091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GSGY</text:p>
          </draw:text-box>
        </draw:frame>
        <draw:frame draw:style-name="gr1" draw:text-style-name="P1" draw:layer="layout" svg:width="17.567cm" svg:height="7.09cm" svg:x="4.318cm" svg:y="5.334cm">
          <draw:image xlink:href="Pictures/20000002000001F2000000C9E91F613364F3FEDA.eps" xlink:type="simple" xlink:show="embed" xlink:actuate="onLoad" draw:mime-type="image/x-svm">
            <text:p/>
          </draw:image>
          <draw:image xlink:href="Pictures/10000001000002990000010D91FD5F3949206F70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SGSY</text:p>
          </draw:text-box>
        </draw:frame>
        <draw:frame draw:style-name="gr1" draw:text-style-name="P1" draw:layer="layout" svg:width="17.567cm" svg:height="7.09cm" svg:x="4.826cm" svg:y="5.334cm">
          <draw:image xlink:href="Pictures/20000002000001F2000000C9ACBA32DBFD5F6582.eps" xlink:type="simple" xlink:show="embed" xlink:actuate="onLoad" draw:mime-type="image/x-svm">
            <text:p/>
          </draw:image>
          <draw:image xlink:href="Pictures/10000001000002990000010DCFC1A1E1155204B6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20:21:43.483401891</meta:creation-date>
    <dc:date>2023-01-03T20:24:02.332480527</dc:date>
    <meta:editing-duration>PT2M19S</meta:editing-duration>
    <meta:editing-cycles>1</meta:editing-cycles>
    <meta:document-statistic meta:object-count="37"/>
    <meta:generator>LibreOffice/7.3.7.2$Linux_X86_64 LibreOffice_project/30$Build-2</meta:generator>
  </office:meta>
</office:document-meta>
</file>